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2.6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letely Fair Scheduler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Vortrag von Lukas Essig und Peter Müll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t-Schwarz-Baum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Funktionsweise CF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34"/>
  </office:meta>
</office:document-meta>
</file>